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9999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4.048125cm" style:use-optimal-column-width="true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ables</text:p>
          </table:table-cell>
          <table:table-cell office:value-type="string" table:style-name="ce2">
            <text:p>InsertScrip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ccoun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spNetUserClai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vailab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oss</text:p>
          </table:table-cell>
          <table:table-cell office:value-type="string" table:style-name="ce1">
            <text:p>insertLookupDa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lass</text:p>
          </table:table-cell>
          <table:table-cell office:value-type="string" table:style-name="ce1">
            <text:p>insertLookupDa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ssRaceSetting</text:p>
          </table:table-cell>
          <table:table-cell office:value-type="string" table:style-name="ce1">
            <text:p>insertLookupDa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ction</text:p>
          </table:table-cell>
          <table:table-cell office:value-type="string" table:style-name="ce1">
            <text:p>insertLookupDa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stance</text:p>
          </table:table-cell>
          <table:table-cell office:value-type="string" table:style-name="ce1">
            <text:p>insertLookupDa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</text:p>
          </table:table-cell>
          <table:table-cell office:value-type="string" table:style-name="ce1">
            <text:p>insertScriptItems_XX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Bind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temBossSetting</text:p>
          </table:table-cell>
          <table:table-cell office:value-type="string" table:style-name="ce1">
            <text:p>insertScriptItems_XX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Cla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temClassSetting</text:p>
          </table:table-cell>
          <table:table-cell office:value-type="string" table:style-name="ce1">
            <text:p>insertScriptItems_XXX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temDetai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temRarit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temS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temSlo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temSta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temStatTyp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temTyp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temUniquenes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Logi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eed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eedType</text:p>
          </table:table-cell>
          <table:table-cell office:value-type="string" table:style-name="ce1">
            <text:p>insertLookupDa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iority</text:p>
          </table:table-cell>
          <table:table-cell office:value-type="string" table:style-name="ce1">
            <text:p>insertLookupDat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ce</text:p>
          </table:table-cell>
          <table:table-cell office:value-type="string" table:style-name="ce1">
            <text:p>insertLookupDat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Ro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pec</text:p>
          </table:table-cell>
          <table:table-cell office:value-type="string" table:style-name="ce1">
            <text:p>insertLookupDat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UserHasRole</text:p>
          </table:table-cell>
          <table:table-cell table:number-columns-repeated="16383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office:value-type="string" table:style-name="ce3">
            <text:p>AspNetIdentityTables</text:p>
          </table:table-cell>
          <table:table-cell table:number-columns-repeated="16383"/>
        </table:table-row>
        <table:table-row table:number-rows-repeated="1048537" table:style-name="ro2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ascal Schneider</dc:creator>
    <meta:creation-date>2009-04-16T11:32:48Z</meta:creation-date>
    <dc:date>2015-07-20T15:40:07Z</dc:date>
    <meta:editing-cycles>7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